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64cm"/>
    </style:style>
    <style:style style:name="co2" style:family="table-column">
      <style:table-column-properties fo:break-before="auto" style:column-width="1.78cm"/>
    </style:style>
    <style:style style:name="co3" style:family="table-column">
      <style:table-column-properties fo:break-before="auto" style:column-width="2.475cm"/>
    </style:style>
    <style:style style:name="co4" style:family="table-column">
      <style:table-column-properties fo:break-before="auto" style:column-width="1.974cm"/>
    </style:style>
    <style:style style:name="co5" style:family="table-column">
      <style:table-column-properties fo:break-before="auto" style:column-width="2.168cm"/>
    </style:style>
    <style:style style:name="co6" style:family="table-column">
      <style:table-column-properties fo:break-before="auto" style:column-width="1.586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office:value-type="float" office:value="0.000893189">
            <text:p>0,000893189</text:p>
          </table:table-cell>
          <table:table-cell office:value-type="float" office:value="1.42105">
            <text:p>1,42105</text:p>
          </table:table-cell>
          <table:table-cell office:value-type="float" office:value="0.637795">
            <text:p>0,637795</text:p>
          </table:table-cell>
          <table:table-cell office:value-type="float" office:value="-0.0162263">
            <text:p>-0,0162263</text:p>
          </table:table-cell>
          <table:table-cell office:value-type="float" office:value="0.425479">
            <text:p>0,425479</text:p>
          </table:table-cell>
          <table:table-cell office:value-type="float" office:value="0.00284953">
            <text:p>0,00284953</text:p>
          </table:table-cell>
          <table:table-cell office:value-type="float" office:value="0.539062">
            <text:p>0,539062</text:p>
          </table:table-cell>
          <table:table-cell office:value-type="float" office:value="0.0337728">
            <text:p>0,0337728</text:p>
          </table:table-cell>
          <table:table-cell office:value-type="float" office:value="0.0174387">
            <text:p>0,0174387</text:p>
          </table:table-cell>
          <table:table-cell office:value-type="float" office:value="0.480059">
            <text:p>0,480059</text:p>
          </table:table-cell>
          <table:table-cell office:value-type="float" office:value="0.181037">
            <text:p>0,181037</text:p>
          </table:table-cell>
          <table:table-cell office:value-type="float" office:value="5.64428">
            <text:p>5,64428</text:p>
          </table:table-cell>
        </table:table-row>
        <table:table-row table:style-name="ro1">
          <table:table-cell office:value-type="float" office:value="0.000276383">
            <text:p>0,000276383</text:p>
          </table:table-cell>
          <table:table-cell office:value-type="float" office:value="0.833333">
            <text:p>0,833333</text:p>
          </table:table-cell>
          <table:table-cell office:value-type="float" office:value="0.188976">
            <text:p>0,188976</text:p>
          </table:table-cell>
          <table:table-cell office:value-type="float" office:value="-0.00465245">
            <text:p>-0,00465245</text:p>
          </table:table-cell>
          <table:table-cell office:value-type="float" office:value="0.0896763">
            <text:p>0,0896763</text:p>
          </table:table-cell>
          <table:table-cell office:value-type="float" office:value="0.00111315">
            <text:p>0,00111315</text:p>
          </table:table-cell>
          <table:table-cell office:value-type="float" office:value="0.171875">
            <text:p>0,171875</text:p>
          </table:table-cell>
          <table:table-cell office:value-type="float" office:value="0.0110459">
            <text:p>0,0110459</text:p>
          </table:table-cell>
          <table:table-cell office:value-type="float" office:value="0.0268803">
            <text:p>0,0268803</text:p>
          </table:table-cell>
          <table:table-cell office:value-type="float" office:value="0.881329">
            <text:p>0,881329</text:p>
          </table:table-cell>
          <table:table-cell office:value-type="float" office:value="0.194259">
            <text:p>0,194259</text:p>
          </table:table-cell>
          <table:table-cell office:value-type="float" office:value="2.42904">
            <text:p>2,42904</text:p>
          </table:table-cell>
        </table:table-row>
        <table:table-row table:style-name="ro1">
          <table:table-cell office:value-type="float" office:value="0.000499296">
            <text:p>0,000499296</text:p>
          </table:table-cell>
          <table:table-cell office:value-type="float" office:value="1.11111">
            <text:p>1,11111</text:p>
          </table:table-cell>
          <table:table-cell office:value-type="float" office:value="0.15748">
            <text:p>0,15748</text:p>
          </table:table-cell>
          <table:table-cell office:value-type="float" office:value="-0.000726249">
            <text:p>-0,000726249</text:p>
          </table:table-cell>
          <table:table-cell office:value-type="float" office:value="0.0177305">
            <text:p>0,0177305</text:p>
          </table:table-cell>
          <table:table-cell office:value-type="float" office:value="0.00093426">
            <text:p>0,00093426</text:p>
          </table:table-cell>
          <table:table-cell office:value-type="float" office:value="0.148438">
            <text:p>0,148438</text:p>
          </table:table-cell>
          <table:table-cell office:value-type="float" office:value="0.00922187">
            <text:p>0,00922187</text:p>
          </table:table-cell>
          <table:table-cell office:value-type="float" office:value="0.0254333">
            <text:p>0,0254333</text:p>
          </table:table-cell>
          <table:table-cell office:value-type="float" office:value="0.846695">
            <text:p>0,846695</text:p>
          </table:table-cell>
          <table:table-cell office:value-type="float" office:value="0.190102">
            <text:p>0,190102</text:p>
          </table:table-cell>
          <table:table-cell office:value-type="float" office:value="2.21112">
            <text:p>2,21112</text:p>
          </table:table-cell>
        </table:table-row>
        <table:table-row table:style-name="ro1">
          <table:table-cell office:value-type="float" office:value="0.000822831">
            <text:p>0,000822831</text:p>
          </table:table-cell>
          <table:table-cell office:value-type="float" office:value="1.05556">
            <text:p>1,05556</text:p>
          </table:table-cell>
          <table:table-cell office:value-type="float" office:value="0.149606">
            <text:p>0,149606</text:p>
          </table:table-cell>
          <table:table-cell office:value-type="float" office:value="-0.00398424">
            <text:p>-0,00398424</text:p>
          </table:table-cell>
          <table:table-cell office:value-type="float" office:value="0.0798134">
            <text:p>0,0798134</text:p>
          </table:table-cell>
          <table:table-cell office:value-type="float" office:value="0.000828628">
            <text:p>0,000828628</text:p>
          </table:table-cell>
          <table:table-cell office:value-type="float" office:value="0.144531">
            <text:p>0,144531</text:p>
          </table:table-cell>
          <table:table-cell office:value-type="float" office:value="0.0095467">
            <text:p>0,0095467</text:p>
          </table:table-cell>
          <table:table-cell office:value-type="float" office:value="0.0343449">
            <text:p>0,0343449</text:p>
          </table:table-cell>
          <table:table-cell office:value-type="float" office:value="0.888359">
            <text:p>0,888359</text:p>
          </table:table-cell>
          <table:table-cell office:value-type="float" office:value="0.0182716">
            <text:p>0,0182716</text:p>
          </table:table-cell>
          <table:table-cell office:value-type="float" office:value="1.05944">
            <text:p>1,05944</text:p>
          </table:table-cell>
        </table:table-row>
        <table:table-row table:style-name="ro1">
          <table:table-cell office:value-type="float" office:value="0.000658472">
            <text:p>0,000658472</text:p>
          </table:table-cell>
          <table:table-cell office:value-type="float" office:value="1.35484">
            <text:p>1,35484</text:p>
          </table:table-cell>
          <table:table-cell office:value-type="float" office:value="0.330709">
            <text:p>0,330709</text:p>
          </table:table-cell>
          <table:table-cell office:value-type="float" office:value="0.00816506">
            <text:p>0,00816506</text:p>
          </table:table-cell>
          <table:table-cell office:value-type="float" office:value="0.219933">
            <text:p>0,219933</text:p>
          </table:table-cell>
          <table:table-cell office:value-type="float" office:value="0.00243272">
            <text:p>0,00243272</text:p>
          </table:table-cell>
          <table:table-cell office:value-type="float" office:value="0.285156">
            <text:p>0,285156</text:p>
          </table:table-cell>
          <table:table-cell office:value-type="float" office:value="0.0168392">
            <text:p>0,0168392</text:p>
          </table:table-cell>
          <table:table-cell office:value-type="float" office:value="0.0294898">
            <text:p>0,0294898</text:p>
          </table:table-cell>
          <table:table-cell office:value-type="float" office:value="0.935305">
            <text:p>0,935305</text:p>
          </table:table-cell>
          <table:table-cell office:value-type="float" office:value="0.12907">
            <text:p>0,12907</text:p>
          </table:table-cell>
          <table:table-cell office:value-type="float" office:value="1.56818">
            <text:p>1,56818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formula="of:=MIN([.A1:.A9])" office:value-type="float" office:value="0.000276383">
            <text:p>0,000276383</text:p>
          </table:table-cell>
          <table:table-cell table:formula="of:=MIN([.B1:.B9])" office:value-type="float" office:value="0.833333">
            <text:p>0,833333</text:p>
          </table:table-cell>
          <table:table-cell table:formula="of:=MIN([.C1:.C9])" office:value-type="float" office:value="0.149606">
            <text:p>0,149606</text:p>
          </table:table-cell>
          <table:table-cell table:formula="of:=MIN([.D1:.D9])" office:value-type="float" office:value="-0.0162263">
            <text:p>-0,0162263</text:p>
          </table:table-cell>
          <table:table-cell table:formula="of:=MIN([.E1:.E9])" office:value-type="float" office:value="0.0177305">
            <text:p>0,0177305</text:p>
          </table:table-cell>
          <table:table-cell table:formula="of:=MIN([.F1:.F9])" office:value-type="float" office:value="0.000828628">
            <text:p>0,000828628</text:p>
          </table:table-cell>
          <table:table-cell table:formula="of:=MIN([.G1:.G9])" office:value-type="float" office:value="0.144531">
            <text:p>0,144531</text:p>
          </table:table-cell>
          <table:table-cell table:formula="of:=MIN([.H1:.H9])" office:value-type="float" office:value="0.00922187">
            <text:p>0,00922187</text:p>
          </table:table-cell>
          <table:table-cell table:formula="of:=MIN([.I1:.I9])" office:value-type="float" office:value="0.0174387">
            <text:p>0,0174387</text:p>
          </table:table-cell>
          <table:table-cell table:formula="of:=MIN([.J1:.J9])" office:value-type="float" office:value="0.480059">
            <text:p>0,480059</text:p>
          </table:table-cell>
          <table:table-cell table:formula="of:=MIN([.K1:.K9])" office:value-type="float" office:value="0.0182716">
            <text:p>0,0182716</text:p>
          </table:table-cell>
          <table:table-cell table:formula="of:=MIN([.L1:.L9])" office:value-type="float" office:value="1.05944">
            <text:p>1,05944</text:p>
          </table:table-cell>
        </table:table-row>
        <table:table-row table:style-name="ro1">
          <table:table-cell table:formula="of:=MAX([.A1:.A9])" office:value-type="float" office:value="0.000893189">
            <text:p>0,000893189</text:p>
          </table:table-cell>
          <table:table-cell table:formula="of:=MAX([.B1:.B9])" office:value-type="float" office:value="1.42105">
            <text:p>1,42105</text:p>
          </table:table-cell>
          <table:table-cell table:formula="of:=MAX([.C1:.C9])" office:value-type="float" office:value="0.637795">
            <text:p>0,637795</text:p>
          </table:table-cell>
          <table:table-cell table:formula="of:=MAX([.D1:.D9])" office:value-type="float" office:value="0.00816506">
            <text:p>0,00816506</text:p>
          </table:table-cell>
          <table:table-cell table:formula="of:=MAX([.E1:.E9])" office:value-type="float" office:value="0.425479">
            <text:p>0,425479</text:p>
          </table:table-cell>
          <table:table-cell table:formula="of:=MAX([.F1:.F9])" office:value-type="float" office:value="0.00284953">
            <text:p>0,00284953</text:p>
          </table:table-cell>
          <table:table-cell table:formula="of:=MAX([.G1:.G9])" office:value-type="float" office:value="0.539062">
            <text:p>0,539062</text:p>
          </table:table-cell>
          <table:table-cell table:formula="of:=MAX([.H1:.H9])" office:value-type="float" office:value="0.0337728">
            <text:p>0,0337728</text:p>
          </table:table-cell>
          <table:table-cell table:formula="of:=MAX([.I1:.I9])" office:value-type="float" office:value="0.0343449">
            <text:p>0,0343449</text:p>
          </table:table-cell>
          <table:table-cell table:formula="of:=MAX([.J1:.J9])" office:value-type="float" office:value="0.935305">
            <text:p>0,935305</text:p>
          </table:table-cell>
          <table:table-cell table:formula="of:=MAX([.K1:.K9])" office:value-type="float" office:value="0.194259">
            <text:p>0,194259</text:p>
          </table:table-cell>
          <table:table-cell table:formula="of:=MAX([.L1:.L9])" office:value-type="float" office:value="5.64428">
            <text:p>5,644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7">27.05.2012</text:date>, <text:time>17:32:0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5-27T17:32:02</dc:date>
    <dc:creator>tomko </dc:creator>
    <meta:document-statistic meta:table-count="1" meta:cell-count="84" meta:object-count="0"/>
    <meta:generator>LibreOffice/3.4$Unix LibreOffice_project/340m1$Build-602</meta:generator>
  </office:meta>
</office:document-meta>
</file>